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7baf" officeooo:paragraph-rsid="000b7baf"/>
    </style:style>
    <style:style style:name="P2" style:family="paragraph" style:parent-style-name="Standard">
      <style:text-properties officeooo:rsid="000cc9b4" officeooo:paragraph-rsid="000cc9b4"/>
    </style:style>
    <style:style style:name="P3" style:family="paragraph" style:parent-style-name="Standard">
      <style:text-properties officeooo:rsid="000ec6f0" officeooo:paragraph-rsid="000ec6f0"/>
    </style:style>
    <style:style style:name="P4" style:family="paragraph" style:parent-style-name="Standard">
      <style:text-properties officeooo:rsid="000ec6f0" officeooo:paragraph-rsid="0013ca20"/>
    </style:style>
    <style:style style:name="P5" style:family="paragraph" style:parent-style-name="Standard">
      <style:text-properties officeooo:rsid="000f713b" officeooo:paragraph-rsid="000f713b"/>
    </style:style>
    <style:style style:name="P6" style:family="paragraph" style:parent-style-name="Standard">
      <style:text-properties officeooo:rsid="000f713b" officeooo:paragraph-rsid="0013ca20"/>
    </style:style>
    <style:style style:name="P7" style:family="paragraph" style:parent-style-name="Standard">
      <style:text-properties officeooo:rsid="00106d7a" officeooo:paragraph-rsid="00106d7a"/>
    </style:style>
    <style:style style:name="P8" style:family="paragraph" style:parent-style-name="Standard">
      <style:text-properties officeooo:rsid="0011fdab" officeooo:paragraph-rsid="0011fdab"/>
    </style:style>
    <style:style style:name="P9" style:family="paragraph" style:parent-style-name="Standard">
      <style:text-properties officeooo:rsid="0013ca20" officeooo:paragraph-rsid="0013ca20"/>
    </style:style>
    <style:style style:name="P10" style:family="paragraph" style:parent-style-name="Standard">
      <style:text-properties fo:font-weight="bold" officeooo:rsid="000b7baf" officeooo:paragraph-rsid="000b7baf" style:font-weight-asian="bold" style:font-weight-complex="bold"/>
    </style:style>
    <style:style style:name="P11" style:family="paragraph" style:parent-style-name="Standard">
      <style:text-properties fo:font-weight="bold" officeooo:rsid="00178567" officeooo:paragraph-rsid="00178567" style:font-weight-asian="bold" style:font-weight-complex="bold"/>
    </style:style>
    <style:style style:name="P12" style:family="paragraph" style:parent-style-name="Standard">
      <style:text-properties officeooo:rsid="00154019" officeooo:paragraph-rsid="00154019"/>
    </style:style>
    <style:style style:name="P13" style:family="paragraph" style:parent-style-name="Standard">
      <style:text-properties fo:font-weight="normal" officeooo:rsid="00178567" officeooo:paragraph-rsid="00178567" style:font-weight-asian="normal" style:font-weight-complex="normal"/>
    </style:style>
    <style:style style:name="P14" style:family="paragraph" style:parent-style-name="Standard">
      <style:text-properties officeooo:rsid="00181e1a" officeooo:paragraph-rsid="00181e1a"/>
    </style:style>
    <style:style style:name="P15" style:family="paragraph" style:parent-style-name="Standard">
      <style:text-properties officeooo:paragraph-rsid="001dfb20"/>
    </style:style>
    <style:style style:name="P16" style:family="paragraph" style:parent-style-name="Standard">
      <style:text-properties officeooo:rsid="0011fdab" officeooo:paragraph-rsid="0011fdab"/>
    </style:style>
    <style:style style:name="P17" style:family="paragraph" style:parent-style-name="Standard">
      <style:text-properties officeooo:rsid="001ecf43" officeooo:paragraph-rsid="001ecf43"/>
    </style:style>
    <style:style style:name="P18" style:family="paragraph" style:parent-style-name="Standard">
      <style:text-properties officeooo:rsid="001ecf43" officeooo:paragraph-rsid="00208db9"/>
    </style:style>
    <style:style style:name="P19" style:family="paragraph" style:parent-style-name="Standard">
      <style:text-properties officeooo:rsid="001f2874" officeooo:paragraph-rsid="001f2874"/>
    </style:style>
    <style:style style:name="P20" style:family="paragraph" style:parent-style-name="Standard">
      <style:text-properties officeooo:rsid="00224057" officeooo:paragraph-rsid="00224057"/>
    </style:style>
    <style:style style:name="P21" style:family="paragraph" style:parent-style-name="Standard">
      <style:text-properties officeooo:rsid="00224057" officeooo:paragraph-rsid="00243425"/>
    </style:style>
    <style:style style:name="P22" style:family="paragraph" style:parent-style-name="Standard">
      <style:text-properties officeooo:rsid="00154019" officeooo:paragraph-rsid="00272ac4"/>
    </style:style>
    <style:style style:name="P23" style:family="paragraph" style:parent-style-name="Standard">
      <style:text-properties officeooo:rsid="0013ca20" officeooo:paragraph-rsid="0013ca20"/>
    </style:style>
    <style:style style:name="T1" style:family="text">
      <style:text-properties officeooo:rsid="000cc9b4"/>
    </style:style>
    <style:style style:name="T2" style:family="text">
      <style:text-properties officeooo:rsid="000ec6f0"/>
    </style:style>
    <style:style style:name="T3" style:family="text">
      <style:text-properties officeooo:rsid="000f713b"/>
    </style:style>
    <style:style style:name="T4" style:family="text">
      <style:text-properties officeooo:rsid="00106d7a"/>
    </style:style>
    <style:style style:name="T5" style:family="text">
      <style:text-properties officeooo:rsid="0011fdab"/>
    </style:style>
    <style:style style:name="T6" style:family="text">
      <style:text-properties officeooo:rsid="0013ca20"/>
    </style:style>
    <style:style style:name="T7" style:family="text">
      <style:text-properties officeooo:rsid="0014be46"/>
    </style:style>
    <style:style style:name="T8" style:family="text">
      <style:text-properties officeooo:rsid="001654e2"/>
    </style:style>
    <style:style style:name="T9" style:family="text">
      <style:text-properties officeooo:rsid="00175d86"/>
    </style:style>
    <style:style style:name="T10" style:family="text">
      <style:text-properties officeooo:rsid="001988c8"/>
    </style:style>
    <style:style style:name="T11" style:family="text">
      <style:text-properties officeooo:rsid="001a7c77"/>
    </style:style>
    <style:style style:name="T12" style:family="text">
      <style:text-properties officeooo:rsid="001ad6a6"/>
    </style:style>
    <style:style style:name="T13" style:family="text">
      <style:text-properties officeooo:rsid="001c2078"/>
    </style:style>
    <style:style style:name="T14" style:family="text">
      <style:text-properties officeooo:rsid="001c60c4"/>
    </style:style>
    <style:style style:name="T15" style:family="text">
      <style:text-properties officeooo:rsid="001d15c7"/>
    </style:style>
    <style:style style:name="T16" style:family="text">
      <style:text-properties officeooo:rsid="001dfb20"/>
    </style:style>
    <style:style style:name="T17" style:family="text">
      <style:text-properties officeooo:rsid="00208db9"/>
    </style:style>
    <style:style style:name="T18" style:family="text">
      <style:text-properties officeooo:rsid="00230357"/>
    </style:style>
    <style:style style:name="T19" style:family="text">
      <style:text-properties officeooo:rsid="00243425"/>
    </style:style>
    <style:style style:name="T20" style:family="text">
      <style:text-properties officeooo:rsid="002473a7"/>
    </style:style>
    <style:style style:name="T21" style:family="text">
      <style:text-properties officeooo:rsid="002646e1"/>
    </style:style>
    <style:style style:name="T22" style:family="text">
      <style:text-properties officeooo:rsid="00272ac4"/>
    </style:style>
    <style:style style:name="T23" style:family="text">
      <style:text-properties officeooo:rsid="00289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unctional Requirements:</text:p>
      <text:p text:style-name="P10"/>
      <text:p text:style-name="P1">1. The app must run on the Android OS.</text:p>
      <text:p text:style-name="P1"/>
      <text:p text:style-name="P1">2. The app must contain a <text:span text:style-name="T3">service</text:span> directory of <text:span text:style-name="T2">the available P</text:span>SU Harrisburg Campus <text:span text:style-name="T2">services</text:span>.</text:p>
      <text:p text:style-name="P1"/>
      <text:p text:style-name="P1">3. The app must contain a scavenger hunt feature that will allow the user the option of a more interactive way to discover the most important information within the directory.</text:p>
      <text:p text:style-name="P1"/>
      <text:p text:style-name="P1">4. The user must be able to access any of the directories information whether or not they have completed the scavenger hunt.</text:p>
      <text:p text:style-name="P1"/>
      <text:p text:style-name="P2">5. A clue must contain a description, an optional picture, and the desired solution.</text:p>
      <text:p text:style-name="P2"/>
      <text:p text:style-name="P2">6. A solution must be 1 of the following: A string or GPS coordinates with a radius.</text:p>
      <text:p text:style-name="P1"/>
      <text:p text:style-name="P1"><text:span text:style-name="T1">7</text:span>. The scavenger hunt must d<text:span text:style-name="T11">isplay</text:span> a clue<text:span text:style-name="T11">'s description and optional picture</text:span> to the user of what they are seeking and <text:span text:style-name="T1">provide either a text box for string solution input or a 'Check My Location' button for GPS coordinates solution input.</text:span></text:p>
      <text:p text:style-name="P1"/>
      <text:p text:style-name="P3">8. The user must be able to search the <text:span text:style-name="T5">service </text:span>directory visually via an interactive list.</text:p>
      <text:p text:style-name="P3"/>
      <text:p text:style-name="P3">9. The user must be able to <text:span text:style-name="T7">filter</text:span> the <text:span text:style-name="T5">service </text:span>directory <text:span text:style-name="T7">interactive list</text:span> via a search bar.</text:p>
      <text:p text:style-name="P3"/>
      <text:p text:style-name="P12">10. The service results screen must appear when the user selects a <text:span text:style-name="T12">list</text:span> item in the service directory<text:span text:style-name="T14">'s</text:span> interactive list.</text:p>
      <text:p text:style-name="P12"/>
      <text:p text:style-name="P22">11. The service results screen must <text:span text:style-name="T22">display</text:span> the service's <text:span text:style-name="T23">service data.</text:span></text:p>
      <text:p text:style-name="P22"/>
      <text:p text:style-name="P22"><text:span text:style-name="T22">12. The service data must contain </text:span>name, description, phone number (if applicable), and website URL (if applicable).</text:p>
      <text:p text:style-name="P3"/>
      <text:p text:style-name="P3"><text:span text:style-name="T8">13</text:span>. The <text:span text:style-name="T3">app must contain a room directory that maps a room number and building name to a set of room data.</text:span></text:p>
      <text:p text:style-name="P3"/>
      <text:p text:style-name="P6"><text:span text:style-name="T8">14</text:span>. A set of room data must contain information about the room <text:span text:style-name="T4">and</text:span> directions to its location on campus.</text:p>
      <text:p text:style-name="P3"/>
      <text:p text:style-name="P4"><text:span text:style-name="T8">15</text:span>. The user must be able to search the <text:span text:style-name="T6">room </text:span>directory <text:span text:style-name="T6">via the room search screen.</text:span></text:p>
      <text:p text:style-name="P4"/>
      <text:p text:style-name="P9"><text:span text:style-name="T8">16</text:span>. The room search screen must accept input of room number via a text box and building name via a dropdown list<text:span text:style-name="T2">.</text:span></text:p>
      <text:p text:style-name="P9"/>
      <text:p text:style-name="P9"><text:span text:style-name="T8">17</text:span>. The room results screen must appear once the user presses the 'Search' button on the room search screen with a room number and <text:span text:style-name="T15">building</text:span> name combination that has been mapped in the room directory.</text:p>
      <text:p text:style-name="P9"/>
      <text:p text:style-name="P9"><text:span text:style-name="T8">18</text:span>. The room search screen must show an error <text:span text:style-name="T13">message</text:span> when the 'Search' button is pressed with an unmapped room number and <text:span text:style-name="T15">building</text:span> name combination.</text:p>
      <text:p text:style-name="P4"><text:soft-page-break/></text:p>
      <text:p text:style-name="P9"><text:span text:style-name="T8">19</text:span>. The room results screen must display the mapped room's <text:span text:style-name="T12">set of room data</text:span>.</text:p>
      <text:p text:style-name="P5"/>
      <text:p text:style-name="P7"><text:span text:style-name="T22">20</text:span>. <text:span text:style-name="T5">The app must reveal the main menu when the user swipes inward from the left side of the screen.</text:span></text:p>
      <text:p text:style-name="P7"/>
      <text:p text:style-name="P8"><text:span text:style-name="T9">21</text:span>. The main menu must contain clickable <text:span text:style-name="T13">menu items</text:span> to access the services directory, the room directory, the scavenger hunt, <text:span text:style-name="T16">the MyLocation screen</text:span>.</text:p>
      <text:p text:style-name="P8"/>
      <text:p text:style-name="P17">2<text:span text:style-name="T22">2</text:span>. The app must present the first unsolved clue when the scavenger hunt menu item is pressed.</text:p>
      <text:p text:style-name="P8"/>
      <text:p text:style-name="P17">2<text:span text:style-name="T22">3</text:span>. The scavenger hunt must show the next unsolved clue upon a correct solution.</text:p>
      <text:p text:style-name="P17"/>
      <text:p text:style-name="P17">2<text:span text:style-name="T22">4</text:span>. The scavenger hunt must show a message indicating there are no more clues once every clue has been solved.</text:p>
      <text:p text:style-name="P18"/>
      <text:p text:style-name="P18">2<text:span text:style-name="T22">5</text:span>. The scavenger hunt must <text:span text:style-name="T17">contain a button that allows the user to request more hints for a clue</text:span>.</text:p>
      <text:p text:style-name="P18"/>
      <text:p text:style-name="P21">2<text:span text:style-name="T22">6</text:span>. The MyLocation screen must <text:span text:style-name="T20">display a “Searching for nearest building...” message while it determines the user's nearest building.</text:span></text:p>
      <text:p text:style-name="P18"/>
      <text:p text:style-name="P20">2<text:span text:style-name="T22">7</text:span>. The MyLocation screen must determine the user's nearest building via GPS and <text:span text:style-name="T20">then </text:span>bring up the service results screen containing the directory entry for that building.</text:p>
      <text:p text:style-name="P17"/>
      <text:p text:style-name="P19">2<text:span text:style-name="T22">8</text:span>. The app must show a<text:span text:style-name="T18">n</text:span> <text:span text:style-name="T18">informational </text:span>popup <text:span text:style-name="T18">containing</text:span> information about interesting/pertinent sites if <text:span text:style-name="T21">the </text:span>user enters the Sites’ location during the scavenger hunt.</text:p>
      <text:p text:style-name="P14"/>
      <text:p text:style-name="P14">2<text:span text:style-name="T22">9</text:span>. The app<text:span text:style-name="T10">'s installable </text:span>binary <text:span text:style-name="T10">must</text:span> <text:span text:style-name="T10">be</text:span> no larger than 100MB.</text:p>
      <text:p text:style-name="P14"/>
      <text:p text:style-name="P15"><text:span text:style-name="T22">30. The app </text:span>must connect to any necessary Outside Systems to obtain User information or Pertinent Location Information.</text:p>
      <text:p text:style-name="P8"/>
      <text:p text:style-name="P11">Non-Functional Requirements:</text:p>
      <text:p text:style-name="P11"/>
      <text:p text:style-name="P13">1. The app must minimize its usage of GPS.</text:p>
      <text:p text:style-name="P11"/>
      <text:p text:style-name="P13">2. The app must minimize its battery dr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38:27.389000000</meta:creation-date>
    <dc:date>2016-01-20T13:53:08.311988961</dc:date>
    <meta:editing-duration>PT4H5M17S</meta:editing-duration>
    <meta:editing-cycles>31</meta:editing-cycles>
    <meta:generator>LibreOffice/4.2.8.2$Linux_X86_64 LibreOffice_project/420m0$Build-2</meta:generator>
    <meta:print-date>2016-01-20T13:33:50.259631683</meta:print-date>
    <meta:document-statistic meta:table-count="0" meta:image-count="0" meta:object-count="0" meta:page-count="2" meta:paragraph-count="34" meta:word-count="615" meta:character-count="3571" meta:non-whitespace-character-count="2990"/>
  </office:meta>
</office:document-meta>
</file>